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fo:margin-left="0in" fo:margin-right="0in" table:align="margins"/>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C2" style:family="table-cell">
      <style:table-cell-properties fo:background-color="#ffff00">
        <style:background-image/>
      </style:table-cell-properties>
    </style:style>
    <style:style style:name="Table1.D2" style:family="table-cell">
      <style:table-cell-properties fo:background-color="#00ff00">
        <style:background-image/>
      </style:table-cell-properties>
    </style:style>
    <style:style style:name="P1" style:family="paragraph" style:parent-style-name="Normal">
      <style:text-properties fo:font-weight="bold"/>
    </style:style>
    <style:style style:name="P2" style:family="paragraph" style:parent-style-name="Normal">
      <style:text-properties fo:font-style="italic"/>
    </style:style>
    <style:style style:name="P3" style:family="paragraph" style:parent-style-name="Normal">
      <style:text-properties fo:font-style="italic" fo:font-weight="normal"/>
    </style:style>
    <style:style style:name="P4" style:family="paragraph" style:parent-style-name="Normal">
      <style:text-properties fo:font-style="italic" fo:font-weight="bold"/>
    </style:style>
    <style:style style:name="P5" style:family="paragraph" style:parent-style-name="Normal">
      <style:text-properties fo:font-size="20pt" style:text-underline-style="solid" style:text-underline-width="auto" style:text-underline-color="font-color" fo:font-weight="bold"/>
    </style:style>
    <style:style style:name="P6" style:family="paragraph" style:parent-style-name="Normal">
      <style:paragraph-properties fo:text-align="center" style:justify-single-word="false"/>
      <style:text-properties fo:font-size="20pt" style:text-underline-style="solid" style:text-underline-width="auto" style:text-underline-color="font-color" fo:font-weight="bold"/>
    </style:style>
    <style:style style:name="P7" style:family="paragraph" style:parent-style-name="Normal">
      <style:text-properties style:text-underline-style="solid" style:text-underline-width="auto" style:text-underline-color="font-color"/>
    </style:style>
    <style:style style:name="P8" style:family="paragraph" style:parent-style-name="Normal">
      <style:text-properties style:text-underline-style="solid" style:text-underline-width="auto" style:text-underline-color="font-color" fo:font-weight="bold"/>
    </style:style>
    <style:style style:name="P9" style:family="paragraph" style:parent-style-name="Normal">
      <style:text-properties fo:font-weight="normal"/>
    </style:style>
    <style:style style:name="P10" style:family="paragraph" style:parent-style-name="Normal">
      <style:text-properties fo:font-size="14pt" style:text-underline-style="solid" style:text-underline-width="auto" style:text-underline-color="font-color" fo:font-weight="bold"/>
    </style:style>
    <style:style style:name="P11" style:family="paragraph" style:parent-style-name="Normal">
      <style:text-properties fo:color="#ffffff"/>
    </style:style>
    <style:style style:name="P12" style:family="paragraph" style:parent-style-name="Normal">
      <style:text-properties fo:font-size="18pt" style:text-underline-style="solid" style:text-underline-width="auto" style:text-underline-color="font-color" fo:font-weight="bold"/>
    </style:style>
    <style:style style:name="P13" style:family="paragraph" style:parent-style-name="Normal">
      <style:paragraph-properties fo:background-color="#ff0000">
        <style:background-image/>
      </style:paragraph-properties>
    </style:style>
    <style:style style:name="P14" style:family="paragraph" style:parent-style-name="Normal">
      <style:paragraph-properties fo:background-color="#ff0000">
        <style:background-image/>
      </style:paragraph-properties>
      <style:text-properties fo:color="#ffffff"/>
    </style:style>
    <style:style style:name="P15" style:family="paragraph" style:parent-style-name="Normal">
      <style:paragraph-properties fo:padding="0.0291in" fo:border-left="none" fo:border-right="none" fo:border-top="none" fo:border-bottom="0.06pt solid #000000"/>
      <style:text-properties fo:font-weight="normal"/>
    </style:style>
    <style:style style:name="P16" style:family="paragraph" style:parent-style-name="Normal">
      <style:paragraph-properties fo:text-align="start" style:justify-single-word="false" style:writing-mode="lr-tb"/>
      <style:text-properties fo:font-style="italic" fo:font-weight="normal"/>
    </style:style>
    <style:style style:name="P17" style:family="paragraph" style:parent-style-name="Standard" style:list-style-name="L1">
      <style:paragraph-properties fo:margin-left="0.75in" fo:margin-right="0in" fo:text-indent="0in" style:auto-text-indent="false" style:writing-mode="lr-tb"/>
      <style:text-properties fo:font-size="12pt" fo:language="en" fo:country="US" fo:font-weight="normal"/>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20" style:family="paragraph" style:parent-style-name="Standard" style:list-style-name="">
      <style:paragraph-properties fo:margin-left="0in" fo:margin-right="0in" fo:text-align="start" style:justify-single-word="false" fo:text-indent="0in" style:auto-text-indent="false" style:text-autospace="none"/>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text-underline-style="none" fo:font-weight="normal" style:font-weight-asian="normal" style:font-weight-complex="normal"/>
    </style:style>
    <style:style style:name="P22" style:family="paragraph" style:parent-style-name="Normal">
      <style:text-properties fo:font-size="12pt" style:text-underline-style="solid" style:text-underline-width="auto" style:text-underline-color="font-color" fo:font-weight="bold" style:font-size-asian="12pt" style:font-size-complex="12pt"/>
    </style:style>
    <style:style style:name="P23" style:family="paragraph" style:parent-style-name="Normal">
      <style:text-properties fo:font-size="12pt" style:text-underline-style="none" fo:font-weight="normal"/>
    </style:style>
    <style:style style:name="P24" style:family="paragraph" style:parent-style-name="Normal">
      <style:text-properties fo:font-size="12pt" style:text-underline-style="none" fo:font-weight="bold"/>
    </style:style>
    <style:style style:name="P25" style:family="paragraph" style:parent-style-name="Normal">
      <style:text-properties fo:font-size="12pt" style:font-size-asian="12pt" style:font-size-complex="12pt"/>
    </style:style>
    <style:style style:name="P26" style:family="paragraph" style:parent-style-name="Normal">
      <style:text-properties fo:font-weight="normal"/>
    </style:style>
    <style:style style:name="P27" style:family="paragraph" style:parent-style-name="Normal">
      <style:text-properties fo:font-weight="bold"/>
    </style:style>
    <style:style style:name="P28" style:family="paragraph" style:parent-style-name="Normal">
      <style:text-properties style:text-underline-style="solid" style:text-underline-width="auto" style:text-underline-color="font-color" fo:font-weight="bold"/>
    </style:style>
    <style:style style:name="P29" style:family="paragraph" style:parent-style-name="Normal">
      <style:text-properties style:text-underline-style="none" fo:font-weight="normal" style:font-weight-asian="normal" style:font-weight-complex="normal"/>
    </style:style>
    <style:style style:name="P30" style:family="paragraph" style:parent-style-name="Normal">
      <style:text-properties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Normal">
      <style:paragraph-properties fo:background-color="#00ff00">
        <style:background-image/>
      </style:paragraph-properties>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c0" fo:font-style="italic" style:font-style-asian="italic" style:font-style-complex="italic"/>
    </style:style>
    <style:style style:name="T10"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min-label-width="0.25in"/>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Control Node Specification</text:p>
        <text:p text:style-name="P5"/>
        <text:p text:style-name="P23">Ce document détaille les spécifications du logiciel embarqué sur le contrôl node STM32 de la platerforme IOTLAB correspondante.</text:p>
        <text:p text:style-name="P23">Il est écrit en français et anglais. L'anglais pour la précision des extractions de datasheet. Celles-ci sont en italiques. Le français pour tenter d'augmenter la clarté du propos.</text:p>
        <text:p text:style-name="P24"/>
        <text:p text:style-name="P23">D'une manière générale, est attendu des pilotes de mettre à disposition le maximum des possibilités matérielles. La politique de mise à disposition de ces possiblités est implantée dans les couches applicatives de plus haut niveau.</text:p>
        <text:p text:style-name="P23"/>
        <text:p text:style-name="P30">Commande sans paramètres</text:p>
        <text:p text:style-name="P22"/>
        <text:p text:style-name="P25"><text:span text:style-name="T4">Ces commandes n'ont pas de paramètres. Comme pour toute commande, le control node renvoie un message d'accusé de réception avec un acquitement ou éventuellement un non acquittement.</text:span></text:p>
        <text:p text:style-name="P25"><text:span text:style-name="T4"/></text:p>
        <text:p text:style-name="P25"><text:span text:style-name="T4">Commandes :</text:span></text:p>
        <text:p text:style-name="P25"><text:span text:style-name="T4"><text:tab/></text:span><text:span text:style-name="T10">OPENNODE_START</text:span></text:p>
        <text:p text:style-name="P25"><text:span text:style-name="T10"><text:tab/>OPENNODE_STARTBATTERY</text:span></text:p>
        <text:p text:style-name="P25"><text:span text:style-name="T10"><text:tab/>OPENNODE_STOP</text:span></text:p>
        <text:p text:style-name="P25"><text:span text:style-name="T10"><text:tab/>BATTERY_CHARGE</text:span></text:p>
        <text:p text:style-name="P25"><text:span text:style-name="T10"><text:tab/>N0_BATTERY_CHARGE</text:span></text:p>
        <text:p text:style-name="P22"/>
        <text:p text:style-name="P5">Power parameters</text:p>
        <text:p text:style-name="Normal"/>
        <text:p text:style-name="Normal"/>
        <text:p text:style-name="P8">Résumé des paramètres et des contraintes qui leur sont liés</text:p>
        <text:p text:style-name="P8"/>
        <text:p text:style-name="Normal">* Commande reçu par le nœud de contrôle : CONFIG_POWERPOLL</text:p>
        <text:p text:style-name="Normal"/>
        <text:p text:style-name="Normal">Remarques : </text:p>
        <text:p text:style-name="Normal">La tension de bus est la tension de l'alimentation soit batterie, 3,3v ou 5V.</text:p>
        <text:p text:style-name="Normal">Le protocol des trames est celui décrit ici : <text:a xlink:type="simple" xlink:href="http://dev.senslab.info/projects/senslab/wiki/ControlNode">http://dev.senslab.info/projects/senslab/wiki/ControlNode</text:a></text:p>
        <text:p text:style-name="Normal">La trame d'acknowledge n'est pas décrite ici car il est incertain qu'on implante des mesures “one-shot” .</text:p>
        <text:p text:style-name="Normal"/>
        <text:p text:style-name="Normal">Paramètres :</text:p>
        <text:p text:style-name="P7"/>
        <text:p text:style-name="Normal">Proposition pour que les couches hautes puissent envoyer des paramètres par défaut dans le cas d'un utilisateur ne désirant pas rentrer dans les détails.</text:p>
        <text:p text:style-name="P7"/>
        <text:p text:style-name="Normal"><text:tab/><text:span text:style-name="T2">mode </text:span><text:tab/><text:tab/><text:tab/><text:tab/><text:tab/>1 octet définie ci-dessous</text:p>
        <text:p text:style-name="Normal">limite : que les modes indiqués ci-aprés.</text:p>
        <text:p text:style-name="P9">Le courant de shunt est utilisé pour générer le courant et le power. Mais en soit la tension aux bornes <text:soft-page-break/>du shunt n'est pas intéressante. On éliminer donc les modes qui se résument à cette mesure.</text:p>
        <text:p text:style-name="P9">Mode est à choisir parmi : </text:p>
        <text:p text:style-name="P9">INA226_MODE_POWER_DOWN = 0x00,<text:line-break/>INA226_MODE_BUS_VOLTAGE__TRIGGERED = 0x02,<text:line-break/>INA226_MODE_SHUNT_AND_BUS__TRIGGERED = 0x03,<text:line-break/>INA226_MODE_BUS_VOLTAGE__CONTINUOUS = 0x06,<text:line-break/>INA226_MODE_SHUNT_AND_BUS__CONTINUOUS = 0x07,</text:p>
        <text:p text:style-name="P9"/>
        <text:p text:style-name="P9"/>
        <text:p text:style-name="P9">Attention pour les modes <text:s/>MODE_BUS_VOLTAGE, les valeurs de courant et power n'auront aucune signification car pas de mesure de la tension aux bornes du shunt qui sert à les calculer.</text:p>
        <text:p text:style-name="Normal"/>
        <text:p text:style-name="P2"><text:tab/><text:span text:style-name="T2">shunt voltage conversion time</text:span> <text:tab/>1 octet définie ci-dessous en IIa)</text:p>
        <text:p text:style-name="P2"><text:tab/><text:span text:style-name="T2">shunt voltage number of averages</text:span> <text:tab/>1 octet définie ci-dessous en Iib)</text:p>
        <text:p text:style-name="P2"><text:tab/><text:span text:style-name="T2">bus voltage conversion time</text:span> <text:tab/><text:tab/>1 octet définie ci-dessous en IIa)</text:p>
        <text:p text:style-name="Normal"><text:tab/><text:span text:style-name="T2">bus voltage number of averages</text:span> <text:tab/>1 octet définie ci-dessous en Iib)</text:p>
        <text:p text:style-name="Normal">limites : que les valeurs définies dans les paragraphes indiqués</text:p>
        <text:p text:style-name="Normal"><text:tab/>la règle absolue est conversion time * number of averages &gt; 360 µs pour les modes ; c'est normalement bien plus dû à la latence de freeRTOS et au temps pris pour déclencher la lecture des mesures une fois <text:s/>qu'elles sont prêtes. TODO à compléter</text:p>
        <text:p text:style-name="Normal"/>
        <text:p text:style-name="Normal"><text:tab/><text:span text:style-name="T2">calibration max current</text:span><text:tab/><text:tab/>2 octets non signés définie en Iic)</text:p>
        <text:p text:style-name="Normal"/>
        <text:p text:style-name="Normal">* POWERPOLL trame renvoyée du nœud contrôle avec les mesures</text:p>
        <text:p text:style-name="Normal"/>
        <text:p text:style-name="Normal"><text:tab/><text:span text:style-name="T2">mesure de la tension d'alimentation</text:span><text:tab/>float 32 bits</text:p>
        <text:p text:style-name="Normal"><text:tab/><text:span text:style-name="T2">mesure du courant consommé</text:span><text:tab/><text:tab/>float 32 bits</text:p>
        <text:p text:style-name="Normal"><text:tab/><text:span text:style-name="T2">mesure de la puissance consommée</text:span><text:tab/>float 32 bits</text:p>
        <text:p text:style-name="Normal"><text:tab/><text:span text:style-name="T3">timestamp</text:span><text:tab/><text:tab/><text:tab/><text:tab/><text:tab/>4 octets TBC</text:p>
        <text:p text:style-name="Normal"/>
        <text:p text:style-name="P10">Résumé du fonctionnement et spécifications côté pilote de l'INA226</text:p>
        <text:p text:style-name="Normal"/>
        <text:p text:style-name="P2">INA226 takes two measurements, shunt voltage and bus voltage. It then converts these </text:p>
        <text:p text:style-name="P2">measurements to current, based on the Calibration Register value, and then calculates power. </text:p>
        <text:p text:style-name="Normal"/>
        <text:p text:style-name="P2">The INA226 has two operating modes, continuous and triggered, that determine how the ADC operates following these conversions. When the INA226 is in the normal operating mode (that is, MODE bits of the Configuration Register are set to '111'), it continuously converts a shunt voltage reading followed by a bus voltage reading. </text:p>
        <text:p text:style-name="P2">After the shunt voltage reading, the current value is calculated (based on Equation 3). This current value is then used to calculate the power result (using Equation 4). These values are subsequently stored in an accumulator, and the measurement/calculation sequence repeats until the number of averages set in the Configuration Register is reached. Following every sequence, the present set of values measured and calculated are appended to previously collected values. <text:span text:style-name="T2">Once all of the averaging has been completed, the final values for shunt voltage, bus voltage, current, and power </text:span><text:soft-page-break/><text:span text:style-name="T2">are updated in the corresponding registers that can then be read. </text:span></text:p>
        <text:p text:style-name="P2"><text:span text:style-name="T2">These values remain in the data output registers until they are replaced by the next fully completed conversion results.</text:span> Reading the data output registers does not affect a conversion in progress. </text:p>
        <text:p text:style-name="P2">The Mode control in the Configuration Register also permits selecting modes to convert only the shunt voltage or the bus voltage in order to further allow the user to configure the monitoring function to fit the specific application requirements. </text:p>
        <text:p text:style-name="P2">All current and power calculations are performed in the background and do not contribute to conversion time. </text:p>
        <text:p text:style-name="P2">In triggered mode, writing any of the triggered convert modes into the Configuration Register (that is, MODE bits of the Configuration Register are set to ‘001’, ‘010’, or ‘011’) triggers a single-shot conversion. This action produces a single set of measurements; thus, to trigger another single-shot conversion, the Configuration Register must be written to a second time, even if the mode does not change. </text:p>
        <text:p text:style-name="P2">In addition to the two operating modes (continuous and triggered), the INA226 also has a power-down mode that reduces the quiescent current and turns off current into the INA226 inputs, reducing the impact of supply drain when the device is not being used. Full recovery from power-down mode requires 40ms. </text:p>
        <text:p text:style-name="Normal"/>
        <text:p text:style-name="Normal"/>
        <text:p text:style-name="P4">The INA226 monitors both a shunt voltage drop and bus supply voltage. </text:p>
        <text:p text:style-name="P2">Programmable calibration value, conversion times, and averaging, combined with an internal multiplier, enable direct readouts of current in amperes and power in watts. </text:p>
        <text:p text:style-name="Normal">shunt voltage drop = consumption by the measured circuit so by the open node</text:p>
        <text:p text:style-name="Normal">bus supply voltage = power supply voltage of the open node (3.3V / 5V / battery)</text:p>
        <text:p text:style-name="Normal"/>
        <text:p text:style-name="Normal"><text:span text:style-name="T2">I) MODE</text:span> of the ina226</text:p>
        <text:p text:style-name="Normal"/>
        <text:p text:style-name="Normal">Power-Down </text:p>
        <text:p text:style-name="Normal">Shunt Voltage, Triggered </text:p>
        <text:p text:style-name="Normal">Bus Voltage, Triggered </text:p>
        <text:p text:style-name="Normal">Shunt and Bus, Triggered </text:p>
        <text:p text:style-name="Normal">Shunt Voltage, Continuous </text:p>
        <text:p text:style-name="Normal">Bus Voltage, Continuous </text:p>
        <text:p text:style-name="Normal">Shunt and Bus, Continuous </text:p>
        <text:p text:style-name="Normal"/>
        <text:p text:style-name="Normal">ou</text:p>
        <text:p text:style-name="Normal"/>
        <text:p text:style-name="Normal">enum<text:line-break/>{<text:line-break/>    INA226_MODE_POWER_DOWN = 0x00,<text:line-break/>    INA226_MODE_SHUNT_VOLTAGE__TRIGGERED = 0x01,<text:line-break/>    INA226_MODE_BUS_VOLTAGE__TRIGGERED = 0x02,<text:line-break/>    INA226_MODE_SHUNT_AND_BUS__TRIGGERED = 0x03,<text:line-break/>    //INA226_MODE_POWER_DOWN = 0x04,<text:line-break/>    INA226_MODE_SHUNT_VOLTAGE__CONTINUOUS = 0x05,<text:line-break/><text:soft-page-break/>    INA226_MODE_BUS_VOLTAGE__CONTINUOUS = 0x06,<text:line-break/>    INA226_MODE_SHUNT_AND_BUS__CONTINUOUS = 0x07,<text:line-break/>};</text:p>
        <text:p text:style-name="Normal"/>
        <text:p text:style-name="Normal">La mesure de différence de potentiel aux bornes du shunt et du bus sont faites séquentiellement. <text:s text:c="2"/>Un utilisateur pourrait ne monitorer que l'une afin de pouvoir soit augmenter la précision de la mesure ou l'effectuer plus rapidement.</text:p>
        <text:p text:style-name="P1">=&gt; rendre disponible les modes pour faire une double mesure ou uniquement une, le shunt ou le bus</text:p>
        <text:p text:style-name="P1">=&gt; afin de garder la possiblité de faire une mesure unique, les modes Triggered sont à rendre disponibles</text:p>
        <text:p text:style-name="P1"/>
        <text:p text:style-name="P9">A documenter pour l'utilisateur la durée d'initialisation :</text:p>
        <text:p text:style-name="P9"/>
        <text:p text:style-name="P3">INA226 also has a power-down mode that reduces the quiescent current and turns off current into the INA226 inputs, reducing the impact of supply drain when the device is not being used. <text:span text:style-name="T2">Full recovery from power-down mode requires 40ms. </text:span></text:p>
        <text:p text:style-name="Normal"/>
        <text:p text:style-name="P8">II) INPUT CONFIGURATION</text:p>
        <text:p text:style-name="Normal"/>
        <text:p text:style-name="P2">Both for shunt voltage drop and bus supply voltage are conversion time and number of averages parameters :</text:p>
        <text:p text:style-name="P2"/>
        <text:p text:style-name="P2">The INA226 has programmable conversion times for both the shunt voltage and bus voltage measurements. The conversion times for these measurements can be selected from as fast as 140μs to as long as 8.244ms. The conversion time settings, along with the programmable averaging mode, allow the INA226 to be configured to optimize the available timing requirements in a given application. </text:p>
        <text:p text:style-name="P2"/>
        <text:p text:style-name="P2">For example, if a system requires that data be read every 5ms, the INA226 could be configured with the conversion times set to 588μs and the averaging mode set to 4. This configuration results in the data updating approximately every 4.7ms.</text:p>
        <text:p text:style-name="P2"/>
        <text:p text:style-name="Normal">=&gt; 4*588µs=2.352 ms</text:p>
        <text:p text:style-name="Normal"><text:tab/>2 measurements to be done sequenciatly as only 1 ADC, 1 for the shunt, 1 for the bus</text:p>
        <text:p text:style-name="Normal"><text:tab/> 2.352 * 2 = 4.704 ms</text:p>
        <text:p text:style-name="Normal"/>
        <text:p text:style-name="P2">The INA226 could also be configured with a different conversion time setting for the shunt and bus voltage measurements. This type of approach is common in applications where the bus voltage tends to be relatively stable. This situation can allow for the time focused on the bus voltage measurement to be reduced relative to the shunt voltage measurement. </text:p>
        <text:p text:style-name="P2">The shunt voltage conversion time could be set to 4.156ms with the bus voltage conversion time set to 588μ , with the averaging mode set to 1. This configuration also results in data updating approximately every 4.7ms. </text:p>
        <text:p text:style-name="P2"/>
        <text:p text:style-name="P2">There are trade-offs associated with the settings for conversion time and the averaging mode used. <text:span text:style-name="T2">The </text:span></text:p>
        <text:p text:style-name="P2"><text:soft-page-break/><text:span text:style-name="T2">averaging feature can significantly improve the measurement accuracy by effectively filtering the signal.</text:span> This approach allows the INA226 to reduce any noise in the measurement that may be caused by noise coupling into the signal. A greater number of averages enables the INA226 to be more effective in reducing the noise component of the measurement. </text:p>
        <text:p text:style-name="P2"><text:span text:style-name="T2">The conversion times selected can also have an impact on the measurement accuracy.</text:span> This effect can seen in Figure 21. Multiple conversion times are shown here to illustrate the impact of noise on the measurement. <text:span text:style-name="T2">In order to achieve the highest accuracy measurement possible, a combination of the longest allowable conversion times and highest number of averages should be used, based on the timing requirements of the system. </text:span></text:p>
        <text:p text:style-name="P2"/>
        <text:p text:style-name="P3">Measuring current is often noisy, and such noise can be difficult to define. The INA226 offers several options for filtering by allowing the conversion times and number of averages to be selected independently in the Configuration Register. <text:span text:style-name="T2">The conversion times can be set independently for the shunt voltage and bus voltage measurements to allow added flexibility in configuring the monitoring of the power-supply bus. </text:span></text:p>
        <text:p text:style-name="P9"/>
        <text:p text:style-name="P9">Actuellement le pilote ne permet que de configurer aux mêmes valeurs conversion time et number of averages ( fonction ina226_configure() appellée par fiteco_lib_gwt_current_monitor_select() ). Afin de permettre la granularité de mesure la plus fine, deux configurations distinctes doivent être possibles.</text:p>
        <text:p text:style-name="P9"/>
        <text:p text:style-name="P9">Le pilote ne devrait soit </text:p>
        <text:list xml:id="list3544474891" text:style-name="L1">
          <text:list-item>
            <text:p text:style-name="P17">accepter que les valeurs possible par l'INA226 sinon retourner une valeur d'erreur.</text:p>
            <text:list>
              <text:list-item>
                <text:p text:style-name="P17">approximer le paramètre à la valeur la plus proche</text:p>
              </text:list-item>
            </text:list>
          </text:list-item>
        </text:list>
        <text:p text:style-name="P9">Le 1) a l'avantage d'avertir l'utilisateur d'une imprécision.</text:p>
        <text:p text:style-name="P9"/>
        <text:p text:style-name="P9">Les valeurs de ces paramètres extrait de la data sheet sont rappelés dans les 2 paragraphes suivants.</text:p>
        <text:p text:style-name="P9"/>
        <text:p text:style-name="Normal"/>
        <text:p text:style-name="Normal"><text:span text:style-name="T2">IIa) CONVERSION TIME</text:span> </text:p>
        <text:p text:style-name="Normal"><text:tab/>140μs </text:p>
        <text:p text:style-name="Normal"><text:tab/>204μs </text:p>
        <text:p text:style-name="Normal"><text:tab/>332μs </text:p>
        <text:p text:style-name="Normal"><text:tab/>588μs </text:p>
        <text:p text:style-name="Normal"><text:tab/>1.1ms </text:p>
        <text:p text:style-name="Normal"><text:tab/>2.116ms </text:p>
        <text:p text:style-name="Normal"><text:tab/>4.156ms </text:p>
        <text:p text:style-name="Normal"><text:tab/>8.244ms </text:p>
        <text:p text:style-name="Normal"/>
        <text:p text:style-name="P1">IIb) NUMBER OF AVERAGES </text:p>
        <text:p text:style-name="Normal"><text:tab/>1 </text:p>
        <text:p text:style-name="Normal"><text:tab/>4 </text:p>
        <text:p text:style-name="Normal"><text:tab/>16 </text:p>
        <text:p text:style-name="Normal"><text:tab/>64 </text:p>
        <text:p text:style-name="Normal"><text:tab/>128 </text:p>
        <text:p text:style-name="Normal"><text:tab/>256 </text:p>
        <text:p text:style-name="Normal"><text:soft-page-break/><text:tab/>512 </text:p>
        <text:p text:style-name="Normal"><text:tab/>1024 </text:p>
        <text:p text:style-name="Normal"/>
        <text:p text:style-name="P1">IIc) CALIBRATION MAX CURRENT</text:p>
        <text:p text:style-name="P1"/>
        <text:p text:style-name="P3">The INA226 measures both the differential voltage applied between the VIN+ and VIN- input pins and the voltage applied to the VBUS pin. In order for the INA226 to report both current and power values, the user must program the resolution of the Current Register and the value of the shunt resistor present in the application to develop the differential voltage applied between the input pins. </text:p>
        <text:p text:style-name="P3"/>
        <text:p text:style-name="P9">Le pilote doit gérer la valeur de la résistance de shunt. Celle-ci est déterminée par le matériel et sur quel domaine de puissance s'effectue les mesures, on peut donc éviter à l'utilisateur de la gérer.</text:p>
        <text:p text:style-name="P9">Aujourd'hui ce n'est pas le cas : void ina226_calibrate(float r_shunt, float max_current)</text:p>
        <text:p text:style-name="P9"/>
        <text:p text:style-name="P9">Par contre la résolution du courant, CURRENT_LSB, dépend de la valeur maximale du courant. Et cette valeur maximale détermine la valeur de calibration programmée dans l'ina226.</text:p>
        <text:p text:style-name="P9">Un utilisateur pourrait désirer disposer d'une précision maximale en ajustant l'échelle de la mesure à son expérimentation. Il aura alors besoin de pouvoir programmer ce courant maximum.</text:p>
        <text:p text:style-name="P1">=&gt; rendre disponible la programmation du courant maximum sans rshunt</text:p>
        <text:p text:style-name="P1">=&gt; les valeurs de courant maximum pour chaque domaine d'alimentation en fonction de la consommation max du HW devraient être docmentées, notamment pour une configuration par défauts par les couches applicatives ; éventuellement aussi par défaut lors de l'initialisation de la platerforme.</text:p>
        <text:p text:style-name="P1"/>
        <text:p text:style-name="P8">III) OUTPUT DATA</text:p>
        <text:p text:style-name="P8"/>
        <text:p text:style-name="P3">Once all of the averaging has been completed, the final values for shunt voltage, bus voltage, current, and power are updated in the corresponding registers that can then be read. </text:p>
        <text:p text:style-name="P3">These values remain in the data output registers until they are replaced by the next fully completed conversion results. Reading the data output registers does not affect a conversion in progress. </text:p>
        <text:p text:style-name="P3"/>
        <text:p text:style-name="P9">Les données qui nous intéressent sont la tension de l'alimentation, le courant et la puissance consommés, soient les lectures des registres :</text:p>
        <text:p text:style-name="P9"><text:tab/>Bus voltage measurement data </text:p>
        <text:p text:style-name="P9"><text:tab/>calculated power being delivered to the load</text:p>
        <text:p text:style-name="P9"><text:tab/>calculated current flowing through the shunt resistor</text:p>
        <text:p text:style-name="P9"/>
        <text:p text:style-name="P9">Le pilote devrait offir la possiblité de disposer d'un timestamp mis à jour au moment précis de la mesure.</text:p>
        <text:p text:style-name="P9">Le pilote doit configurer l'INA226 pour qu'il signale la disponibilité de nouvelles données par interruption.</text:p>
        <text:p text:style-name="P9"/>
        <text:p text:style-name="P1">Analyse des délais de lecture</text:p>
        <text:p text:style-name="Normal"><text:span text:style-name="T1">Le mode le plus rapide des I2C du STM32 est FAST soit 1kbit/s à </text:span><text:span text:style-name="T2">400 kbit/s.</text:span></text:p>
        <text:p text:style-name="Normal">Processus de lecture de l'ina226 par l'I2C</text:p>
        <text:p text:style-name="P2"><text:soft-page-break/>Accessing a specific register on the INA226 is accomplished by writing the appropriate value to the register pointer. </text:p>
        <text:p text:style-name="P2">1- adresser le registre que l'on veut lire</text:p>
        <text:p text:style-name="P9"><text:tab/>start bit</text:p>
        <text:p text:style-name="P9"><text:tab/>octet d'adresse de l'INA226 avec dernier bit indiquant <text:s/>l'écriture</text:p>
        <text:p text:style-name="P9"><text:tab/>bit d'ack INA226</text:p>
        <text:p text:style-name="P9"><text:tab/>octet indiquant le registre à lire</text:p>
        <text:p text:style-name="P9"><text:tab/>bit d'ack INA226</text:p>
        <text:p text:style-name="P9"><text:tab/>=&gt; 19 bits</text:p>
        <text:p text:style-name="P9">2- lire le registre en question, ou les registres soit * n avec n compris entre 1 et 3 pour les registres de mesure + 1 fois pour le registre mask/enable afin de désasserter l'interruption</text:p>
        <text:p text:style-name="P9"><text:tab/>start bit</text:p>
        <text:p text:style-name="P9"><text:tab/>octet d'adresse de l'INA226 avec dernier bit indiquant la lecture</text:p>
        <text:p text:style-name="P9"><text:tab/>bit d'ack INA226</text:p>
        <text:p text:style-name="P9"><text:tab/>MSB du registre lu</text:p>
        <text:p text:style-name="P9"><text:tab/>bit d'ack de l'I2C STM32</text:p>
        <text:p text:style-name="P9"><text:tab/>LSB du registre lu</text:p>
        <text:p text:style-name="P9"><text:tab/>bit d'ack/nack de l'I2C STM32</text:p>
        <text:p text:style-name="P9"><text:tab/>bit de stop si nack (nack pour demander arrêt communication)</text:p>
        <text:p text:style-name="P9"><text:tab/>=&gt; 29 bits</text:p>
        <text:p text:style-name="P9">2-bis remplace 2- dans le cas de lecture du registre du registre Mask/Enable pour désasserter l'interruption</text:p>
        <text:p text:style-name="P9"><text:tab/>start bit</text:p>
        <text:p text:style-name="P9"><text:tab/>octet d'adresse de l'INA226 avec dernier bit indiquant la lecture</text:p>
        <text:p text:style-name="P9"><text:tab/>bit d'ack INA226</text:p>
        <text:p text:style-name="P9"><text:tab/>octet du registre lu</text:p>
        <text:p text:style-name="P9"><text:tab/>bit d'ack/nack de l'I2C STM32</text:p>
        <text:p text:style-name="P9"><text:tab/>bit de stop si nack (nack pour demander arrêt communication)</text:p>
        <text:p text:style-name="P9"><text:tab/>=&gt; 20 bits</text:p>
        <text:p text:style-name="P9"/>
        <text:p text:style-name="P9">Suivant ce protocole, </text:p>
        <text:p text:style-name="P9"><text:tab/>48 bits soient 120µs à 400 kbit/s pour une valeur entre tension, courant, puissance (exécution de 1- et 2-, 3 fois)</text:p>
        <text:p text:style-name="P9"><text:tab/>39 bits soient 97,5µs à 400kbit/s pour <text:s/>désasserter l'interruption</text:p>
        <text:p text:style-name="P9"/>
        <text:p text:style-name="P9">Dans le cas général en mode continuous bus et shunt, on lit les 3 registres, Shunt Voltage, Bus Voltage, current, power soient 3*120µs = 360µs.</text:p>
        <text:p text:style-name="P9"/>
        <text:p text:style-name="P9">A ces lectures se rajoute une lecture du registre Mask/Enable pour désasserter l'interruption soit ~100µs de plus.</text:p>
        <text:p text:style-name="P9">Le total est donc de 560µs pour lire le courant, la tension et la consommation, laisser l'interface dans un <text:s/>état stable pour la prochaine mesure.</text:p>
        <text:p text:style-name="P9"/>
        <text:p text:style-name="P9">Cette contrainte temporelle est sans compter la latence induite par le système d'exploitation, en l'occurence freeRTOS.</text:p>
        <text:p text:style-name="P9"><text:soft-page-break/>D'où le tableau suivant, avec en rouge les couples de configuration trop rapide pour qu'une lecture de mesure soit possible, en jaune ceux considérés n'assurant pas à coup sûr une lecture (TODO estimation du temps pris par l'OS + exécution autres parties du code control node), en vert ceux assurant que la lecture des mesures soient ok. </text:p>
        <text:p text:style-name="P9"/>
        <text:p text:style-name="P9"/>
        <text:p text:style-name="P9"/>
        <table:table table:name="Table1" table:style-name="Table1">
          <table:table-column table:style-name="Table1.A" table:number-columns-repeated="8"/>
          <table:table-column table:style-name="Table1.I"/>
          <table:table-row>
            <table:table-cell office:value-type="string">
              <text:p text:style-name="Normal">Average bit settings / Conversion time</text:p>
            </table:table-cell>
            <table:table-cell office:value-type="string">
              <text:p text:style-name="Normal">1</text:p>
            </table:table-cell>
            <table:table-cell office:value-type="string">
              <text:p text:style-name="Normal">4</text:p>
            </table:table-cell>
            <table:table-cell office:value-type="string">
              <text:p text:style-name="Normal">16</text:p>
            </table:table-cell>
            <table:table-cell office:value-type="string">
              <text:p text:style-name="Normal">64</text:p>
            </table:table-cell>
            <table:table-cell office:value-type="string">
              <text:p text:style-name="Normal">128</text:p>
            </table:table-cell>
            <table:table-cell office:value-type="string">
              <text:p text:style-name="Normal">256</text:p>
            </table:table-cell>
            <table:table-cell office:value-type="string">
              <text:p text:style-name="Normal">512</text:p>
            </table:table-cell>
            <table:table-cell office:value-type="string">
              <text:p text:style-name="Normal">1024</text:p>
            </table:table-cell>
          </table:table-row>
          <table:table-row>
            <table:table-cell office:value-type="string">
              <text:p text:style-name="Normal">140µs</text:p>
            </table:table-cell>
            <table:table-cell office:value-type="string">
              <text:p text:style-name="P13"/>
            </table:table-cell>
            <table:table-cell table:style-name="Table1.C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204µs</text:p>
            </table:table-cell>
            <table:table-cell office:value-type="string">
              <text:p text:style-name="P13"/>
            </table:table-cell>
            <table:table-cell table:style-name="Table1.C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332µs</text:p>
            </table:table-cell>
            <table:table-cell office:value-type="string">
              <text:p text:style-name="P13"/>
            </table:table-cell>
            <table:table-cell table:style-name="Table1.C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588µs</text:p>
            </table:table-cell>
            <table:table-cell office:value-type="string">
              <text:p text:style-name="P14"/>
            </table:table-cell>
            <table:table-cell table:style-name="Table1.D2" office:value-type="string">
              <text:p text:style-name="P11"/>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1.1ms</text:p>
            </table:table-cell>
            <table:table-cell table:style-name="Table1.D2" office:value-type="string">
              <text:p text:style-name="P31"/>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2.116ms</text:p>
            </table:table-cell>
            <table:table-cell table:style-name="Table1.D2" office:value-type="string">
              <text:p text:style-name="P31"/>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4.156ms</text:p>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row>
            <table:table-cell office:value-type="string">
              <text:p text:style-name="Normal">8.244ms</text:p>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cell table:style-name="Table1.D2" office:value-type="string">
              <text:p text:style-name="Normal"/>
            </table:table-cell>
          </table:table-row>
        </table:table>
        <text:p text:style-name="P9"/>
        <text:p text:style-name="P9"/>
        <text:p text:style-name="P15"/>
        <text:p text:style-name="P15">Note : On aura besoin d'envoyer les données mésurées en format float par l'UART à la gateway. Avoir une fonction le faisant dans le driver UART serait souhaitable. A moins que l'on envoie les données brutes des registres de l'INA226 et que la reconstitution en valeur ne soit plus faite dans le driver.</text:p>
        <text:p text:style-name="P15"/>
        <text:p text:style-name="P3"/>
        <text:p text:style-name="P12">RF PARAMETERS</text:p>
        <text:p text:style-name="P9"/>
        <text:p text:style-name="P8">Résumé des paramètres et des contraintes qui leur sont liés</text:p>
        <text:p text:style-name="P29"/>
        <text:p text:style-name="P29"/>
        <text:p text:style-name="P29">* Commande reçu par le nœud de contrôle CONFIG_RADIOPOLL</text:p>
        <text:p text:style-name="P29"/>
        <text:p text:style-name="P29">Paramètres</text:p>
        <text:p text:style-name="P20"><text:span text:style-name="T6"><text:tab/></text:span><text:span text:style-name="T8">canal d'émission / réception </text:span></text:p>
        <text:p text:style-name="P20"><text:span text:style-name="T8"><text:tab/><text:tab/>2.4GHz</text:span><text:span text:style-name="T6"> 1 octet</text:span></text:p>
        <text:p text:style-name="P20"><text:span text:style-name="T6"><text:tab/><text:tab/>reference Table 9-17.Channel Assignment for IEEE 802.15.4- 2.4 GHz Band</text:span></text:p>
        <text:p text:style-name="P20"><text:span text:style-name="T6"><text:tab/><text:tab/>RF__2_4GHz__CHANNEL_11_2405MHz = 11</text:span></text:p>
        <text:p text:style-name="P20"><text:span text:style-name="T6"><text:tab/><text:tab/>RF__2_4GHz__CHANNEL_12_2410MHz = 12</text:span></text:p>
        <text:p text:style-name="P20"><text:span text:style-name="T6"><text:tab/><text:tab/>RF__2_4GHz__CHANNEL_13_2415MHz = 13</text:span></text:p>
        <text:p text:style-name="P21"><text:span text:style-name="T6"><text:tab/><text:tab/>RF__2_4GHz__CHANNEL_14_2420MHz = 14</text:span></text:p>
        <text:p text:style-name="P20"><text:span text:style-name="T6"><text:tab/><text:tab/>RF__2_4GHz__CHANNEL_15_2425MHz = 15</text:span></text:p>
        <text:p text:style-name="P20"><text:span text:style-name="T6"><text:tab/><text:tab/>RF__2_4GHz__CHANNEL_16_2430MHz = 16</text:span></text:p>
        <text:p text:style-name="P20"><text:span text:style-name="T6"><text:tab/><text:tab/>RF__2_4GHz__CHANNEL_17_2435MHz = 17</text:span></text:p>
        <text:p text:style-name="P21"><text:soft-page-break/><text:span text:style-name="T6"><text:tab/><text:tab/>RF__2_4GHz__CHANNEL_18_2440MHz = 18</text:span></text:p>
        <text:p text:style-name="P20"><text:span text:style-name="T6"><text:tab/><text:tab/>RF__2_4GHz__CHANNEL_19_2445MHz = 19</text:span></text:p>
        <text:p text:style-name="P20"><text:span text:style-name="T6"><text:tab/><text:tab/>RF__2_4GHz__CHANNEL_20_2450MHz = 20</text:span></text:p>
        <text:p text:style-name="P20"><text:span text:style-name="T6"><text:tab/><text:tab/>RF__2_4GHz__CHANNEL_21_2455MHz = 21</text:span></text:p>
        <text:p text:style-name="P21"><text:span text:style-name="T6"><text:tab/><text:tab/>RF__2_4GHz__CHANNEL_22_2460MHz = 22</text:span></text:p>
        <text:p text:style-name="P20"><text:span text:style-name="T6"><text:tab/><text:tab/>RF__2_4GHz__CHANNEL_23_2465MHz = 23</text:span></text:p>
        <text:p text:style-name="P20"><text:span text:style-name="T6"><text:tab/><text:tab/>RF__2_4GHz__CHANNEL_24_2470MHz = 24</text:span></text:p>
        <text:p text:style-name="P20"><text:span text:style-name="T6"><text:tab/><text:tab/>RF__2_4GHz__CHANNEL_25_2475MHz = 25</text:span></text:p>
        <text:p text:style-name="P21"><text:span text:style-name="T6"><text:tab/><text:tab/>RF__2_4GHz__CHANNEL_26_2480MHz = 26</text:span></text:p>
        <text:p text:style-name="P21"><text:span text:style-name="T6"/></text:p>
        <text:p text:style-name="P21"><text:span text:style-name="T6"><text:tab/></text:span><text:span text:style-name="T8">puissance d'émission</text:span><text:span text:style-name="T6"> 1 octet</text:span></text:p>
        <text:p text:style-name="P21"><text:span text:style-name="T6"><text:tab/><text:tab/>reference Table 9-4.AT86RF231 TX Output Power Setting</text:span></text:p>
        <text:p text:style-name="P19"><text:span text:style-name="T5"><text:s text:c="4"/><text:tab/><text:tab/></text:span><text:span text:style-name="T9">RF2XX_PHY_TX_PWR_TX_PWR_VALUE__3dBm</text:span><text:span text:style-name="T5"> = 0x00,</text:span></text:p>
        <text:p text:style-name="P18"><text:span text:style-name="T5"><text:s text:c="4"/><text:tab/><text:tab/></text:span><text:span text:style-name="T9">RF2XX_PHY_TX_PWR_TX_PWR_VALUE__2_8dBm</text:span><text:span text:style-name="T5"> = 0x01,</text:span></text:p>
        <text:p text:style-name="P18"><text:span text:style-name="T5"><text:s text:c="4"/><text:tab/><text:tab/></text:span><text:span text:style-name="T9">RF2XX_PHY_TX_PWR_TX_PWR_VALUE__2_3dBm</text:span><text:span text:style-name="T5"> = 0x02,</text:span></text:p>
        <text:p text:style-name="P18"><text:span text:style-name="T5"><text:s text:c="4"/><text:tab/><text:tab/></text:span><text:span text:style-name="T9">RF2XX_PHY_TX_PWR_TX_PWR_VALUE__1_8dBm</text:span><text:span text:style-name="T5"> = 0x03,</text:span></text:p>
        <text:p text:style-name="P18"><text:span text:style-name="T5"><text:s text:c="4"/><text:tab/><text:tab/></text:span><text:span text:style-name="T9">RF2XX_PHY_TX_PWR_TX_PWR_VALUE__1_3dBm</text:span><text:span text:style-name="T5"> = 0x04,</text:span></text:p>
        <text:p text:style-name="P18"><text:span text:style-name="T5"><text:s text:c="4"/><text:tab/><text:tab/></text:span><text:span text:style-name="T9">RF2XX_PHY_TX_PWR_TX_PWR_VALUE__0_7dBm</text:span><text:span text:style-name="T5"> = 0x05,</text:span></text:p>
        <text:p text:style-name="P18"><text:span text:style-name="T5"><text:s text:c="4"/><text:tab/><text:tab/></text:span><text:span text:style-name="T9">RF2XX_PHY_TX_PWR_TX_PWR_VALUE__0dBm</text:span><text:span text:style-name="T5"> = 0x06,</text:span></text:p>
        <text:p text:style-name="P18"><text:span text:style-name="T5"><text:s text:c="4"/><text:tab/><text:tab/></text:span><text:span text:style-name="T9">RF2XX_PHY_TX_PWR_TX_PWR_VALUE__m1dBm</text:span><text:span text:style-name="T5"> = 0x07,</text:span></text:p>
        <text:p text:style-name="P18"><text:span text:style-name="T5"><text:s text:c="4"/><text:tab/><text:tab/></text:span><text:span text:style-name="T9">RF2XX_PHY_TX_PWR_TX_PWR_VALUE__m2dBm</text:span><text:span text:style-name="T5"> = 0x08,</text:span></text:p>
        <text:p text:style-name="P18"><text:span text:style-name="T5"><text:s text:c="4"/><text:tab/><text:tab/></text:span><text:span text:style-name="T9">RF2XX_PHY_TX_PWR_TX_PWR_VALUE__m3dBm</text:span><text:span text:style-name="T5"> = 0x09,</text:span></text:p>
        <text:p text:style-name="P18"><text:span text:style-name="T5"><text:s text:c="4"/><text:tab/><text:tab/></text:span><text:span text:style-name="T9">RF2XX_PHY_TX_PWR_TX_PWR_VALUE__m4dBm</text:span><text:span text:style-name="T5"> = 0x0A,</text:span></text:p>
        <text:p text:style-name="P18"><text:span text:style-name="T5"><text:s text:c="4"/><text:tab/><text:tab/></text:span><text:span text:style-name="T9">RF2XX_PHY_TX_PWR_TX_PWR_VALUE__m5dBm</text:span><text:span text:style-name="T5"> = 0x0B,</text:span></text:p>
        <text:p text:style-name="P18"><text:span text:style-name="T5"><text:s text:c="4"/><text:tab/><text:tab/></text:span><text:span text:style-name="T9">RF2XX_PHY_TX_PWR_TX_PWR_VALUE__m7dBm</text:span><text:span text:style-name="T5"> = 0x0C,</text:span></text:p>
        <text:p text:style-name="P18"><text:span text:style-name="T5"><text:s text:c="4"/><text:tab/><text:tab/></text:span><text:span text:style-name="T9">RF2XX_PHY_TX_PWR_TX_PWR_VALUE__m9dBm</text:span><text:span text:style-name="T5"> = 0x0D,</text:span></text:p>
        <text:p text:style-name="P18"><text:span text:style-name="T5"><text:s text:c="4"/><text:tab/><text:tab/></text:span><text:span text:style-name="T9">RF2XX_PHY_TX_PWR_TX_PWR_VALUE__m12dBm</text:span><text:span text:style-name="T5"> = 0x0E,</text:span></text:p>
        <text:p text:style-name="P20"><text:span text:style-name="T6"><text:s text:c="4"/><text:tab/><text:tab/></text:span><text:span text:style-name="T10">RF2XX_PHY_TX_PWR_TX_PWR_VALUE__m17dBm</text:span><text:span text:style-name="T6"> = 0x0F,</text:span></text:p>
        <text:p text:style-name="P21"><text:span text:style-name="T6"/></text:p>
        <text:p text:style-name="P29">* RADIOPOLL trame renvoyée du nœud contrôle avec les données utiles et indicateurs qualitatifs</text:p>
        <text:p text:style-name="P29"/>
        <text:p text:style-name="P29">Paramètres</text:p>
        <text:p text:style-name="P29"><text:tab/><text:span text:style-name="T3">RSSI</text:span> <text:tab/><text:tab/>1 octet</text:p>
        <text:p text:style-name="P29"><text:tab/><text:tab/>valeur entre -91dBm à -6dBm (-6dBM TBC non explicite dans la data sheet)</text:p>
        <text:p text:style-name="P29"><text:tab/><text:span text:style-name="T3">LQI <text:tab/><text:tab/></text:span>1 octet</text:p>
        <text:p text:style-name="P29"><text:tab/><text:tab/>valeur entre 0 et 255</text:p>
        <text:p text:style-name="P29"><text:tab/><text:span text:style-name="T3">données reçues</text:span> (payload data) 1 trame <text:s/>= 1-125 octets</text:p>
        <text:p text:style-name="P29"><text:tab/><text:span text:style-name="T3">timestamp</text:span> <text:tab/>4 octets TBC</text:p>
        <text:p text:style-name="P8"/>
        <text:p text:style-name="P8"/>
        <text:p text:style-name="P10">Résumé du fonctionnement et spécifications côté pilote de l'AT86RF231</text:p>
        <text:p text:style-name="P9"/>
        <text:p text:style-name="P3">This single-chip radio transceiver provides a complete radio transceiver interface between an </text:p>
        <text:p text:style-name="P3">antenna and a microcontroller. It comprises the analog radio, digital modulation and demodula- </text:p>
        <text:p text:style-name="P3">tion including time and frequency synchronization and data buffering. </text:p>
        <text:p text:style-name="P3"/>
        <text:p text:style-name="P16">The AT86RF231 to microcontroller interface ... comprises a slave SPI and additional control signals.</text:p>
        <text:p text:style-name="P16">In synchronous mode, the maximum SCLK frequency is 8 MHz.</text:p>
        <text:p text:style-name="P16">In asynchronous mode, the maximum SCLK frequency is limited to 7.5 MHz.</text:p>
        <text:p text:style-name="P16"><text:soft-page-break/></text:p>
        <text:p text:style-name="P30">Autres commandes</text:p>
        <text:p text:style-name="P9"/>
        <text:p text:style-name="P9"><text:span text:style-name="T10"/></text:p>
        <text:p text:style-name="P9"><text:span text:style-name="T10"><text:tab/>SET_TIME</text:span></text:p>
        <text:p text:style-name="P9"><text:tab/>La spécification actuelle est d'avoir l'heure définie sur la gateway, le nœud de contrôle lui a un timestamp qui est un incrément temporelle qui débute à 0.</text:p>
        <text:p text:style-name="P9"><text:tab/>La spécification pourrait s'aligner sur senslab :</text:p>
        <text:p text:style-name="P9"/>
        <text:p text:style-name="P9">&lt;&lt;This command is used to set the Control Node internal Clock at a specified value. The Control Node clock counts without stopping, and is used to provide a timestamping mechanism for the polling measurements. It may be useful to reset the Control Node time to 0 at the beginning of a user experimentation in order to have correlated measures among different nodes &gt;&gt;</text:p>
        <text:p text:style-name="P9"/>
        <text:p text:style-name="P9"/>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Footer" style:family="paragraph" style:parent-style-name="Normal" style:class="extra">
      <style:paragraph-properties>
        <style:tab-stops>
          <style:tab-stop style:position="3.4626in" style:type="center"/>
          <style:tab-stop style:position="6.9252in" style:type="right"/>
        </style:tab-stops>
      </style:paragraph-properties>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6965in" fo:margin-left="0in" fo:margin-right="0in" fo:margin-top="0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vauvilli </meta:initial-creator>
    <dc:creator>vauvilli </dc:creator>
    <meta:creation-date>2013-03-18T17:12:25</meta:creation-date>
    <dc:date>2013-03-21T18:26:58</dc:date>
    <meta:editing-duration>PT8H33M58S</meta:editing-duration>
    <meta:editing-cycles>17</meta:editing-cycles>
    <meta:document-statistic meta:table-count="1" meta:image-count="0" meta:object-count="0" meta:page-count="10" meta:paragraph-count="238" meta:word-count="2846" meta:character-count="18931" meta:non-whitespace-character-count="15995"/>
  </office:meta>
</office:document-meta>
</file>